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a2743" officeooo:paragraph-rsid="000a2743"/>
    </style:style>
    <style:style style:name="P2" style:family="paragraph" style:parent-style-name="Standard">
      <style:text-properties officeooo:rsid="000baacf" officeooo:paragraph-rsid="000baacf"/>
    </style:style>
    <style:style style:name="P3" style:family="paragraph" style:parent-style-name="Standard">
      <style:text-properties officeooo:rsid="000d975b" officeooo:paragraph-rsid="000d975b"/>
    </style:style>
    <style:style style:name="P4" style:family="paragraph" style:parent-style-name="Standard">
      <style:text-properties officeooo:rsid="000f2dc5" officeooo:paragraph-rsid="000f2dc5"/>
    </style:style>
    <style:style style:name="P5" style:family="paragraph" style:parent-style-name="Standard">
      <style:text-properties officeooo:rsid="00109ac7" officeooo:paragraph-rsid="00109ac7"/>
    </style:style>
    <style:style style:name="P6" style:family="paragraph" style:parent-style-name="Standard">
      <style:text-properties officeooo:rsid="00129835" officeooo:paragraph-rsid="00129835"/>
    </style:style>
    <style:style style:name="P7" style:family="paragraph" style:parent-style-name="Standard">
      <style:text-properties officeooo:rsid="0013501b" officeooo:paragraph-rsid="0013501b"/>
    </style:style>
    <style:style style:name="P8" style:family="paragraph" style:parent-style-name="Standard">
      <style:text-properties officeooo:rsid="0014877d" officeooo:paragraph-rsid="0014877d"/>
    </style:style>
    <style:style style:name="P9" style:family="paragraph" style:parent-style-name="Standard">
      <style:text-properties officeooo:rsid="00152df1" officeooo:paragraph-rsid="00152df1"/>
    </style:style>
    <style:style style:name="T1" style:family="text">
      <style:text-properties officeooo:rsid="00109ac7"/>
    </style:style>
    <style:style style:name="T2" style:family="text">
      <style:text-properties officeooo:rsid="0013501b"/>
    </style:style>
    <style:style style:name="T3" style:family="text">
      <style:text-properties officeooo:rsid="00152df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blogs.scientificamerican.com/oscillator/the-future-of-food-is-microbiology/" text:style-name="Internet_20_link" text:visited-style-name="Visited_20_Internet_20_Link">https://blogs.scientificamerican.com/oscillator/the-future-of-food-is-microbiology/</text:a></text:p>
      <text:p text:style-name="P1"/>
      <text:p text:style-name="P1">polymers – starch based polymers</text:p>
      <text:p text:style-name="P1">alginate – seaweed</text:p>
      <text:p text:style-name="P1"/>
      <text:p text:style-name="P1">amino acids – amide bonds</text:p>
      <text:p text:style-name="P1"/>
      <text:p text:style-name="P1">the sequence of nucleotides is the genome</text:p>
      <text:p text:style-name="P1"/>
      <text:p text:style-name="P2"><text:span text:style-name="T3">genetic diversity = </text:span>10n log4</text:p>
      <text:p text:style-name="P9">10 to the 2,760,000</text:p>
      <text:p text:style-name="P2">tremendous <text:span text:style-name="T3">potential </text:span>diversity</text:p>
      <text:p text:style-name="P2"/>
      <text:p text:style-name="P9">10 to the 30 cells of bacteria</text:p>
      <text:p text:style-name="P2"/>
      <text:p text:style-name="P2">6 billion human genome</text:p>
      <text:p text:style-name="P2"/>
      <text:p text:style-name="P3">pork boushee – petrified aged 6 to 7 months.</text:p>
      <text:p text:style-name="P3"/>
      <text:p text:style-name="P3">Microbiology comes into play finding new flavors</text:p>
      <text:p text:style-name="P3"/>
      <text:p text:style-name="P3">koji - barley</text:p>
      <text:p text:style-name="P3">Aspergillus orzyae – fermented with Pichia</text:p>
      <text:p text:style-name="P3"/>
      <text:p text:style-name="P4">monosodium glutamate – msg –<text:span text:style-name="T1"> created through bacteria fermentation</text:span></text:p>
      <text:p text:style-name="P4"/>
      <text:p text:style-name="P4">enzymes break down protein into amino acids</text:p>
      <text:p text:style-name="P4"/>
      <text:p text:style-name="P5">lactic acid fermentation – pickling </text:p>
      <text:p text:style-name="P5">creating lactic acid in anaerobic environment – changing the pH level --- salinity</text:p>
      <text:p text:style-name="P5">cabage is a magnet for lactobacillus bacteria</text:p>
      <text:p text:style-name="P5"/>
      <text:p text:style-name="P5">kimchi – same process-- seafood added for flavor.</text:p>
      <text:p text:style-name="P5"/>
      <text:p text:style-name="P6">Koji and miso</text:p>
      <text:p text:style-name="P6"/>
      <text:p text:style-name="P6">activate Aspergillus at 40 C – mold grows</text:p>
      <text:p text:style-name="P6">miso peanut and barley – make a puree and cook the hell out of it</text:p>
      <text:p text:style-name="P6"/>
      <text:p text:style-name="P6">want native microbes for unique flavor.</text:p>
      <text:p text:style-name="P6"/>
      <text:p text:style-name="P6">Neurospora: <text:s/>responsible for a nobel prize ; one gene one <text:span text:style-name="T2">enzyme hypothesis</text:span></text:p>
      <text:p text:style-name="P6"/>
      <text:p text:style-name="P7">comatobolites – toxins and carcinogens; </text:p>
      <text:p text:style-name="P8">more failure than success – document – 99% failure</text:p>
      <text:p text:style-name="P8"/>
      <text:p text:style-name="P9">collaborative effort among chefs world-wide</text:p>
      <text:p text:style-name="P9"/>
      <text:p text:style-name="P7"/>
      <text:p text:style-name="P6"><text:soft-page-break/></text:p>
      <text:p text:style-name="P6"/>
      <text:p text:style-name="P5"/>
      <text:p text:style-name="P5"/>
      <text:p text:style-name="P4"/>
      <text:p text:style-name="P3"/>
      <text:p text:style-name="P3"/>
      <text:p text:style-name="P3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51S</meta:editing-duration>
    <meta:editing-cycles>3</meta:editing-cycles>
    <meta:generator>LibreOffice/5.2.3.3$Windows_x86 LibreOffice_project/d54a8868f08a7b39642414cf2c8ef2f228f780cf</meta:generator>
    <dc:date>2017-08-14T21:26:10.590000000</dc:date>
    <meta:document-statistic meta:table-count="0" meta:image-count="0" meta:object-count="0" meta:page-count="2" meta:paragraph-count="28" meta:word-count="166" meta:character-count="1162" meta:non-whitespace-character-count="1006"/>
    <meta:user-defined meta:name="Info 1"/>
    <meta:user-defined meta:name="Info 2"/>
    <meta:user-defined meta:name="Info 3"/>
    <meta:user-defined meta:name="Info 4"/>
  </office:meta>
</office:document-meta>
</file>